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5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1200.0" office:value-type="float"/>
          <table:table-cell table:style-name="acquired_lot_note_border_fiat" office:value="155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4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1.00000000 of 1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5600.0" office:value-type="float"/>
          <table:table-cell table:style-name="acquired_lot_note_fiat" office:value="7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50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50000000 of 1.5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20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1614.0" office:value-type="float"/>
          <table:table-cell table:style-name="acquired_lot_note_fiat" office:value="599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56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1.08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8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283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819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5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1.50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50000000 of 1.5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98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98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01.2962962962963" office:value-type="float"/>
          <table:table-cell table:style-name="acquired_lot_note_fiat" office:value="13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701.296296296296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0.10000000 of 0.3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10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500.0" office:value-type="float"/>
          <table:table-cell table:style-name="acquired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0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0.10000000 of 0.1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10000000 of 0.5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150.0" office:value-type="float"/>
          <table:table-cell table:style-name="acquired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874.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4: 0.41000000 of 2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41000000 of 0.5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98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98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1.2962962962963" office:value-type="float"/>
          <table:table-cell table:style-name="acquired_lot_note_fiat" office:value="13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701.2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1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500.0" office:value-type="float"/>
          <table:table-cell table:style-name="acquired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150.0" office:value-type="float"/>
          <table:table-cell table:style-name="acquired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874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4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41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6: 0.1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10000000 of 0.3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1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278.0" office:value-type="float"/>
          <table:table-cell table:style-name="acquired_lot_note_fiat" office:value="117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0.09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09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10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116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16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6: 0.2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30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10000000 of 0.3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3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1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3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1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7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6: 0.02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6/6: 0.04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4/4: 0.04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4/4: 0.04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16:07:48.600680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